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769A0692.png"/>
  <manifest:file-entry manifest:media-type="image/png" manifest:full-path="Pictures/100000000000000800000008D03685A5.png"/>
  <manifest:file-entry manifest:media-type="image/png" manifest:full-path="Pictures/1000000000000008000000086E879108.png"/>
  <manifest:file-entry manifest:media-type="image/png" manifest:full-path="Pictures/1000000000000008000000083524B32F.png"/>
  <manifest:file-entry manifest:media-type="image/png" manifest:full-path="Pictures/10000000000000080000000878902B2B.png"/>
  <manifest:file-entry manifest:media-type="image/png" manifest:full-path="Pictures/100000000000000800000008A08A1785.png"/>
  <manifest:file-entry manifest:media-type="image/png" manifest:full-path="Pictures/100000000000000800000008182B6A4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swiss"/>
    <style:font-face style:name="Calibri" svg:font-family="Calibri, Calibri" style:font-family-generic="swiss"/>
    <style:font-face style:name="Verdana" svg:font-family="Verdana, Verdana" style:font-family-generic="swiss"/>
    <style:font-face style:name="Courier New1" svg:font-family="'Courier New'" style:font-family-generic="modern" style:font-pitch="fixed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ourier New1" fo:font-size="9pt" fo:language="en" fo:country="GB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1.5pt" fo:language="en" fo:country="GB" fo:font-weight="normal" style:font-size-asian="11.5pt" style:font-weight-asian="normal" style:font-name-complex="Courier New2" style:font-size-complex="11.5pt" style:font-weight-complex="normal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4pt" fo:language="en" fo:country="GB" fo:font-weight="normal" style:font-size-asian="14pt" style:font-weight-asian="normal" style:font-name-complex="Courier New2" style:font-size-complex="14pt" style:font-weight-complex="normal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color="#0000ff" style:font-name="Courier New1" fo:font-size="14pt" fo:language="en" fo:country="GB" fo:font-weight="normal" style:font-size-asian="14pt" style:font-weight-asian="normal" style:font-name-complex="Courier New2" style:font-size-complex="14pt" style:font-weight-complex="normal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2pt" fo:language="en" fo:country="GB" fo:font-weight="normal" style:font-size-asian="12pt" style:font-weight-asian="normal" style:font-name-complex="Courier New2" style:font-size-complex="12pt" style:font-weight-complex="normal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5pt" fo:language="en" fo:country="GB" fo:font-weight="normal" style:font-size-asian="15pt" style:font-weight-asian="normal" style:font-name-complex="Arial" style:font-size-complex="15pt" style:font-weight-complex="normal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3pt" fo:language="en" fo:country="GB" fo:font-weight="normal" style:font-size-asian="13pt" style:font-weight-asian="normal" style:font-name-complex="Courier New2" style:font-size-complex="13pt" style:font-weight-complex="normal"/>
    </style:style>
    <style:style style:name="P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1.5pt" fo:language="en" fo:country="GB" fo:font-weight="normal" style:font-size-asian="11.5pt" style:font-weight-asian="normal" style:font-name-complex="Courier New2" style:font-size-complex="11.5pt" style:font-weight-complex="normal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2pt" fo:language="en" fo:country="GB" fo:font-weight="normal" style:font-size-asian="12pt" style:font-weight-asian="normal" style:font-name-complex="Courier New2" style:font-size-complex="12pt" style:font-weight-complex="normal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2pt" fo:language="en" fo:country="GB" fo:font-weight="normal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4pt" fo:language="en" fo:country="GB" fo:font-weight="normal" style:font-size-asian="14pt" style:font-weight-asian="normal" style:font-name-complex="Courier New2" style:font-size-complex="14pt" style:font-weight-complex="normal"/>
    </style:style>
    <style:style style:name="P1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3pt" fo:language="en" fo:country="GB" fo:font-weight="normal" style:font-size-asian="13pt" style:font-weight-asian="normal" style:font-name-complex="Courier New2" style:font-size-complex="13pt" style:font-weight-complex="normal"/>
    </style:style>
    <style:style style:name="P1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3.1665in"/>
        </style:tab-stops>
      </style:paragraph-properties>
      <style:text-properties fo:color="#000000" style:font-name="Courier New1" fo:font-size="13pt" fo:language="en" fo:country="GB" fo:font-weight="normal" style:font-size-asian="13pt" style:font-weight-asian="normal" style:font-name-complex="Courier New2" style:font-size-complex="13pt" style:font-weight-complex="normal"/>
    </style:style>
    <style:style style:name="P16" style:family="paragraph" style:parent-style-name="Standard">
      <style:paragraph-properties fo:margin-top="0in" fo:margin-bottom="0in" fo:line-height="100%" fo:text-align="justify" style:justify-single-word="false"/>
      <style:text-properties fo:color="#000000" style:text-line-through-style="none" style:font-name="Courier New1" fo:font-size="12pt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P1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alibri" fo:font-size="11pt" fo:language="en" fo:country="GB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margin-top="0in" fo:margin-bottom="0in" fo:line-height="100%" fo:text-align="justify" style:justify-single-word="false"/>
      <style:text-properties style:font-name="Courier New1" fo:font-size="12pt" style:font-size-asian="12pt" style:font-size-complex="12pt"/>
    </style:style>
    <style:style style:name="P19" style:family="paragraph" style:parent-style-name="Standard">
      <style:paragraph-properties fo:margin-top="0in" fo:margin-bottom="0in" fo:line-height="100%" fo:text-align="justify" style:justify-single-word="false"/>
      <style:text-properties fo:color="#ff00ff" style:font-name="Courier New1" fo:font-size="11.5pt" fo:language="en" fo:country="GB" fo:font-weight="normal" style:font-size-asian="11.5pt" style:font-weight-asian="normal" style:font-name-complex="Courier New2" style:font-size-complex="11.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1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ourier New1" fo:font-size="12pt" fo:language="en" fo:country="GB" fo:font-weight="normal" style:font-size-asian="12pt" style:font-weight-asian="normal" style:font-name-complex="Courier New2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ff" style:font-name="Courier New1" fo:font-size="12pt" fo:language="en" fo:country="GB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.2in" fo:margin-bottom="0in" fo:line-height="120%" fo:text-indent="0in" style:auto-text-indent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.2in" fo:margin-bottom="0in" fo:line-height="120%" fo:text-align="justify" style:justify-single-word="false" fo:text-indent="0in" style:auto-text-indent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master-page-name="First_20_Page">
      <style:paragraph-properties fo:margin-top="0.2in" fo:margin-bottom="0in" fo:line-height="120%" fo:text-align="justify" style:justify-single-word="false" style:page-number="1"/>
      <style:text-properties fo:color="#0000ff" style:font-name="Courier New1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margin-top="0.2in" fo:margin-bottom="0in" fo:line-height="120%" fo:text-align="justify" style:justify-single-word="false"/>
      <style:text-properties fo:color="#0000ff" style:font-name="Courier New1" fo:font-size="12pt" style:font-name-asian="Arial1" style:font-size-asian="12pt" style:font-name-complex="Arial1" style:font-size-complex="12pt"/>
    </style:style>
    <style:style style:name="P27" style:family="paragraph" style:parent-style-name="Standard">
      <style:paragraph-properties fo:margin-top="0.2in" fo:margin-bottom="0in" fo:line-height="120%" fo:text-align="justify" style:justify-single-word="false"/>
      <style:text-properties fo:color="#0000ff" style:font-name="Courier New1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P28" style:family="paragraph" style:parent-style-name="Standard">
      <style:paragraph-properties fo:margin-top="0.2in" fo:margin-bottom="0in" fo:line-height="120%" fo:text-align="justify" style:justify-single-word="false"/>
      <style:text-properties fo:color="#000000" style:font-name="Courier New1" fo:font-size="12pt" style:font-name-asian="Arial1" style:font-size-asian="12pt" style:font-name-complex="Arial1" style:font-size-complex="12pt"/>
    </style:style>
    <style:style style:name="P29" style:family="paragraph" style:parent-style-name="Standard" style:list-style-name="L1">
      <style:paragraph-properties fo:margin-top="0.2in" fo:margin-bottom="0in" fo:line-height="120%" fo:text-align="justify" style:justify-single-word="false"/>
      <style:text-properties fo:color="#000000" style:font-name="Courier New1" fo:font-size="12pt" style:font-name-asian="Arial1" style:font-size-asian="12pt" style:font-name-complex="Arial1" style:font-size-complex="12pt"/>
    </style:style>
    <style:style style:name="P3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2pt" fo:language="en" fo:country="GB" fo:font-weight="normal" style:font-name-asian="Calibri" style:font-size-asian="12pt" style:font-weight-asian="normal" style:font-name-complex="Courier New2" style:font-size-complex="12pt" style:font-weight-complex="normal"/>
    </style:style>
    <style:style style:name="P3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urier New1" fo:font-size="12pt" fo:language="en" fo:country="GB" fo:font-weight="normal" style:font-name-asian="Calibri" style:font-size-asian="12pt" style:font-weight-asian="normal" style:font-name-complex="Calibri" style:font-size-complex="12pt" style:font-weight-complex="normal"/>
    </style:style>
    <style:style style:name="P32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3pt" fo:language="en" fo:country="GB" fo:font-weight="normal" style:font-size-asian="13pt" style:font-weight-asian="normal" style:font-name-complex="Courier New2" style:font-size-complex="13pt" style:font-weight-complex="normal"/>
    </style:style>
    <style:style style:name="P33" style:family="paragraph" style:parent-style-name="Standard">
      <style:paragraph-properties fo:margin-top="0in" fo:margin-bottom="0in" fo:line-height="100%" fo:text-align="justify" style:justify-single-word="false"/>
      <style:text-properties fo:color="#0000ff" style:font-name="Courier New1" fo:font-size="13pt" fo:language="en" fo:country="GB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34" style:family="paragraph" style:parent-style-name="Standard" style:list-style-name="">
      <style:paragraph-properties fo:margin-left="0.25in" fo:margin-right="0in" fo:margin-top="0.2in" fo:margin-bottom="0in" fo:line-height="120%" fo:text-indent="-0.25in" style:auto-text-indent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">
      <style:paragraph-properties fo:margin-left="0.25in" fo:margin-right="0in" fo:margin-top="0.2in" fo:margin-bottom="0in" fo:line-height="120%" fo:text-indent="-0.25in" style:auto-text-indent="false"/>
      <style:text-properties fo:color="#0000ff" style:font-name="Courier New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">
      <style:paragraph-properties fo:margin-left="0.25in" fo:margin-right="0in" fo:margin-top="0.2in" fo:margin-bottom="0in" fo:line-height="120%" fo:text-align="justify" style:justify-single-word="false" fo:text-indent="-0.25in" style:auto-text-indent="false"/>
      <style:text-properties fo:color="#0000ff" style:font-name="Courier New1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">
      <style:paragraph-properties fo:margin-left="0.25in" fo:margin-right="0in" fo:margin-top="0.2in" fo:margin-bottom="0in" fo:line-height="120%" fo:text-align="justify" style:justify-single-word="false" fo:text-indent="-0.25in" style:auto-text-indent="false"/>
      <style:text-properties fo:color="#000000" style:font-name="Courier New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margin-top="0.2in" fo:margin-bottom="0in" fo:line-height="120%" fo:text-align="justify" style:justify-single-word="false" fo:text-indent="0in" style:auto-text-indent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">
      <style:paragraph-properties fo:margin-left="0.25in" fo:margin-right="0in" fo:margin-top="0in" fo:margin-bottom="0.0835in" fo:line-height="120%" fo:text-align="justify" style:justify-single-word="false" fo:text-indent="-0.25in" style:auto-text-indent="false"/>
      <style:text-properties fo:color="#000000" style:font-name="Courier New1" fo:font-size="13pt" fo:language="en" fo:country="GB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40" style:family="paragraph" style:parent-style-name="Text_20_body" style:list-style-name="">
      <style:paragraph-properties fo:margin-left="0.25in" fo:margin-right="0in" fo:margin-top="0in" fo:margin-bottom="0.0835in" fo:line-height="120%" fo:text-align="justify" style:justify-single-word="false" fo:text-indent="-0.25in" style:auto-text-indent="false"/>
      <style:text-properties fo:color="#0000ff" style:font-name="Courier New1" fo:font-size="16pt" fo:language="en" fo:country="GB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41" style:family="paragraph" style:parent-style-name="Heading_20_1" style:list-style-name="">
      <style:paragraph-properties fo:margin-left="0.25in" fo:margin-right="0in" fo:margin-top="0.2in" fo:margin-bottom="0in" fo:line-height="120%" fo:text-indent="-0.25in" style:auto-text-indent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Heading_20_1" style:list-style-name="">
      <style:paragraph-properties fo:margin-left="0.25in" fo:margin-right="0in" fo:margin-top="0.2in" fo:margin-bottom="0in" fo:line-height="120%" fo:text-indent="-0.25in" style:auto-text-indent="false"/>
      <style:text-properties fo:color="#0000ff" style:font-name="Courier New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Heading_20_1" style:list-style-name="">
      <style:paragraph-properties fo:margin-left="0.25in" fo:margin-right="0in" fo:margin-top="0.2in" fo:margin-bottom="0in" fo:line-height="120%" fo:text-indent="-0.25in" style:auto-text-indent="false"/>
      <style:text-properties fo:color="#0000ff" style:font-name="Courier New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T3" style:family="text">
      <style:text-properties fo:color="#0000ff" style:font-name="Courier New1" fo:font-size="16pt" style:font-size-asian="16pt" style:font-size-complex="16pt"/>
    </style:style>
    <style:style style:name="T4" style:family="text">
      <style:text-properties fo:color="#0000ff" fo:font-size="16pt" fo:language="en" fo:country="GB" style:font-size-asian="16pt" style:font-size-complex="16pt"/>
    </style:style>
    <style:style style:name="T5" style:family="text">
      <style:text-properties fo:color="#000000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6" style:family="text">
      <style:text-properties fo:color="#000000" fo:language="en" fo:country="GB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color="#000000" fo:language="en" fo:country="GB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color="#000000" fo:language="en" fo:country="GB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-complex="Courier New2"/>
    </style:style>
    <style:style style:name="T10" style:family="text">
      <style:text-properties style:font-name="Calibri" fo:font-size="11pt" style:font-name-asian="Calibri" style:font-size-asian="11pt" style:font-name-complex="Calibri" style:font-size-complex="11pt"/>
    </style:style>
    <style:style style:name="T11" style:family="text">
      <style:text-properties fo:font-size="12pt" style:font-name-asian="Calibri" style:font-size-asian="12pt" style:font-name-complex="Calibri" style:font-size-complex="12pt"/>
    </style:style>
    <style:style style:name="T12" style:family="text">
      <style:text-properties fo:font-size="12pt" style:font-name-asian="Calibri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T14" style:family="text">
      <style:text-properties style:font-name-asian="Calibri"/>
    </style:style>
    <style:style style:name="T15" style:family="text">
      <style:text-properties fo:font-size="13pt" style:font-name-asian="Calibri" style:font-size-asian="13pt" style:font-size-complex="13pt"/>
    </style:style>
    <style:style style:name="T16" style:family="text">
      <style:text-properties fo:color="#ff00ff" fo:font-size="11.5pt" style:font-size-asian="11.5pt" style:font-name-complex="Courier New2" style:font-size-complex="11.5pt"/>
    </style:style>
    <style:style style:name="T17" style:family="text">
      <style:text-properties style:font-name-asian="Times New Roman1" style:font-name-complex="Times New Roman1"/>
    </style:style>
    <style:style style:name="T18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bstract </text:p>
      <text:p text:style-name="P26"/>
      <text:p text:style-name="P27">Table of Contents </text:p>
      <text:h text:style-name="P42" text:outline-level="1"/>
      <text:p text:style-name="P35">Introduction</text:p>
      <text:h text:style-name="P41" text:outline-level="1"/>
      <text:p text:style-name="P34"><text:span text:style-name="T1">Methodology</text:span> </text:p>
      <text:p text:style-name="P35">Cycle ownership in Germany </text:p>
      <text:p text:style-name="P36"/>
      <text:p text:style-name="P37">Is there a relationship between the economical status of the household and the number of private vehicles owned? </text:p>
      <text:p text:style-name="P34"/>
      <text:h text:style-name="P43" text:outline-level="1"/>
      <text:p text:style-name="P40">Descriptive Analysis:</text:p>
      <text:p text:style-name="P39"/>
      <text:p text:style-name="P39">Number of cycle per income level:</text:p>
      <text:h text:style-name="P41" text:outline-level="1">Graph &lt; 500</text:h>
      <text:p text:style-name="P23">This graph is expressing number of cycles thats which are used by how many households. We can able to see that a large number of household (more than eigty) don't belong to any cycle and about one hundred househod have atleast one cycle. </text:p>
      <text:p text:style-name="P23"/>
      <text:p text:style-name="P23">Graph &lt; 900</text:p>
      <text:p text:style-name="P23">The graph represents that most of the household have one or two cycles. However, we also can able to observe that around three houdred household have no cycle. </text:p>
      <text:p text:style-name="P23"/>
      <text:p text:style-name="P23">Graph &lt; 1500</text:p>
      <text:p text:style-name="P23"><text:soft-page-break/>The graph tells us that more that one thousand househld have either one or two cycle. Interesting is that, few household have as much as twenty cycles as well. </text:p>
      <text:p text:style-name="P23"/>
      <text:p text:style-name="P23">Graph &lt;2000</text:p>
      <text:p text:style-name="P23">Most household have two cycles and more than six hundred household have no cycle. Few household share as much as twenty cycle. </text:p>
      <text:p text:style-name="P23"/>
      <text:p text:style-name="P23">Graph &lt; 2600 </text:p>
      <text:p text:style-name="P24">Here as well, Most household have two cycles and fewer household have no cycle compare to income group lesser than two thousand euro. </text:p>
      <text:p text:style-name="P24"/>
      <text:p text:style-name="P24">Graph &lt; 3000</text:p>
      <text:p text:style-name="P24">Most household have atleast two cycle and even fewer household s are without a cycle. Maximum number of cycle that belongs to a household is twelve. </text:p>
      <text:p text:style-name="P24"/>
      <text:p text:style-name="P24"/>
      <text:p text:style-name="P24">Graph &lt; 3600</text:p>
      <text:p text:style-name="P24">Most of the household have two, three or four cycles and maximum number of cycle that belongs to a single household is fiftween. </text:p>
      <text:p text:style-name="P24"/>
      <text:p text:style-name="P24">Graph &lt; 4000</text:p>
      <text:p text:style-name="P24">Most of the household have two, three or four cycles and maximum number of cycle that belongs to a single household is twelve. Few household have no cycle (say, more than fifty).</text:p>
      <text:p text:style-name="P24"><text:soft-page-break/></text:p>
      <text:p text:style-name="P24">Graph &lt; 4600</text:p>
      <text:p text:style-name="P24">More than two fifty household have either one, two, three or four cycles and maximum number of cycle that belongs to a single household is forteen. </text:p>
      <text:p text:style-name="P24"/>
      <text:p text:style-name="P24">Graph &lt; 5000</text:p>
      <text:p text:style-name="P24">More than one houndred household have atleast one, two or three cycles and around sixty household have five cycles. maximum number of cycle that belongs to a single household is ten. </text:p>
      <text:p text:style-name="P24"/>
      <text:p text:style-name="P24">Graph &lt; 5600</text:p>
      <text:p text:style-name="P24">Around one hundred household have atleast two,three or four cycles. maximum number of cycle that belongs to a single household is twelve.</text:p>
      <text:p text:style-name="P24"><text:s/></text:p>
      <text:p text:style-name="P24"/>
      <text:p text:style-name="P24"/>
      <text:p text:style-name="P24">Graph &lt; 6000</text:p>
      <text:p text:style-name="P24">Most household have two cycles and more than fourty household have three or four cycles. maximum number of cycle that belongs to a single household is nine.</text:p>
      <text:p text:style-name="P24"/>
      <text:p text:style-name="P24">Graph &lt; 6600</text:p>
      <text:p text:style-name="P24">Most household have either two or four cycles and around thrity five household have three cycles. maximum number of cycle that belongs to a single household is eleven.</text:p>
      <text:p text:style-name="P24"/>
      <text:p text:style-name="P24"><text:soft-page-break/>Graph &lt; 7000</text:p>
      <text:p text:style-name="P24">Using of cycles are being lesser from this income group. Around fifteen or more households use two to five cycles. maximum number of cycle that belongs to a single household is eleven and being used by less than five household. </text:p>
      <text:p text:style-name="P24"/>
      <text:p text:style-name="P24">Graph &gt; 7000</text:p>
      <text:p text:style-name="P24">If the income is more than seven thousand euro, then, the usage of cycles are getting more again. </text:p>
      <text:p text:style-name="P24"><text:span text:style-name="T4"/></text:p>
      <text:p text:style-name="P24"><text:span text:style-name="T4">Main graph:</text:span></text:p>
      <text:p text:style-name="P22"/>
      <text:p text:style-name="P20">The main graph is plotted through using h2008$hheink and h2008$h04_1 variables, this graph shows number of households against income group level and different colours are showing the how its shared of various number of cycles that belongs to a single household. <text:s/></text:p>
      <text:p text:style-name="P20"/>
      <text:p text:style-name="P20"/>
      <text:p text:style-name="P20"/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>t-tests:</text:p>
      <text:p text:style-name="P6"/>
      <text:p text:style-name="P18"><text:span text:style-name="T6">Welch's </text:span><text:span text:style-name="T7">t </text:span><text:span text:style-name="T8">test is an adaptation of Student's </text:span><text:span text:style-name="T7">t</text:span><text:span text:style-name="T8">-test intended for use with two samples having possibly unequal variances. Here, we go for two tailed t-test where it's possible to </text:span><text:span text:style-name="T5">test the null hypothesis whether the two population means are equal. All the tests were performed at a 95 percent confidence interval because it’s the default for Project-R. a difference between means only becomes insignificant, ie. the null hypothesis is accepted, if the P-value output is 2.5% or higher. In the following, all income values are per month and in Euro. </text:span></text:p>
      <text:p text:style-name="P16"/>
      <text:p text:style-name="P4"/>
      <text:p text:style-name="P8">First test:</text:p>
      <text:p text:style-name="P14"/>
      <text:p text:style-name="P14">Here, we will go for t-test between income level less than five thousand Euro and less than five thousand six hundred Euro. The null hypothesis assumed is that the<text:span text:style-name="T10"> </text:span><text:span text:style-name="T11">cycle ownership per household is the same for the mentioned income levels and </text:span><text:span text:style-name="T12">alternative hypothesis describes its counterpart. </text:span></text:p>
      <text:p text:style-name="P30"/>
      <text:p text:style-name="P14"><text:span text:style-name="T12">Null hypothesis, Ho = <text:s/>T</text:span><text:span text:style-name="T14">he</text:span><text:span text:style-name="T10"> </text:span><text:span text:style-name="T11">cycle ownership per household is the same for the mentioned income levels and difference between them equal to zero. </text:span></text:p>
      <text:p text:style-name="P12"/>
      <text:p text:style-name="P9"><text:span text:style-name="T11">Alternative hypothesis, H1 = </text:span><text:span text:style-name="T12">T</text:span><text:span text:style-name="T15">he</text:span><text:span text:style-name="T10"> </text:span><text:span text:style-name="T11">cycle ownership per household is not the same for the mentioned income levels</text:span></text:p>
      <text:p text:style-name="P12"/>
      <text:p text:style-name="P12"><text:soft-page-break/></text:p>
      <text:p text:style-name="P12"/>
      <text:p text:style-name="P14"><text:span text:style-name="T13">Test result from R</text:span><text:span text:style-name="T11"> </text:span></text:p>
      <text:p text:style-name="P17"><text:s/></text:p>
      <text:p text:style-name="P9"/>
      <text:p text:style-name="P19">t.test(incomeLevelTen,incomeLevelEleven,"two.sided")</text:p>
      <text:p text:style-name="P19"/>
      <text:p text:style-name="P19"><text:s text:c="8"/>Welch Two Sample t-test</text:p>
      <text:p text:style-name="P19"/>
      <text:p text:style-name="P19">data: <text:s/>incomeLevelTen and incomeLevelEleven </text:p>
      <text:p text:style-name="P19">t = -0.3792, df = 1101.822, p-value = 0.7046</text:p>
      <text:p text:style-name="P19"/>
      <text:p text:style-name="P19">alternative hypothesis: true difference in means is not equal to 0 </text:p>
      <text:p text:style-name="P19"/>
      <text:p text:style-name="P19">95 percent confidence interval:</text:p>
      <text:p text:style-name="P19"><text:s/>-0.2526971 <text:s/>0.1708495 </text:p>
      <text:p text:style-name="P19"/>
      <text:p text:style-name="P19">sample estimates:</text:p>
      <text:p text:style-name="P19">mean of x mean of y </text:p>
      <text:p text:style-name="P19"><text:s/>3.337864 <text:s/>3.378788 </text:p>
      <text:p text:style-name="P10"/>
      <text:p text:style-name="P10"/>
      <text:p text:style-name="P11">The result shows that the null hypothesis is to be accepted as the difference between the means of the two is not significant (<text:span text:style-name="T9">3.337864</text:span>, <text:span text:style-name="T9">3.378788</text:span>) at 95% confidence interval and the p-value is <text:s/><text:span text:style-name="T9">0.7046 (greater than 2.5%)</text:span>.In the main graph, both the bars showed somewhat similar pattern of cycle ownership as well. </text:p>
      <text:p text:style-name="P11"/>
      <text:p text:style-name="P11"/>
      <text:p text:style-name="P11"/>
      <text:p text:style-name="P11"/>
      <text:p text:style-name="P9"/>
      <text:p text:style-name="P4">Second test:</text:p>
      <text:p text:style-name="P13"/>
      <text:p text:style-name="P14">For second case, we will go for t-test between income level less than nine hundred euro and less than four thousand euro. The null hypothesis (Ho) assumed is that the<text:span text:style-name="T10"> </text:span><text:span text:style-name="T11">cycle ownership per household is the same for the mentioned income level and difference between them equal to zero. Alternative hypothesis(H1) describes its counterpart.</text:span></text:p>
      <text:p text:style-name="P12"/>
      <text:p text:style-name="P12"/>
      <text:p text:style-name="P12"/>
      <text:p text:style-name="P12"/>
      <text:p text:style-name="P14"><text:span text:style-name="T13">Test result from R</text:span><text:span text:style-name="T11"> </text:span></text:p>
      <text:p text:style-name="P9"/>
      <text:p text:style-name="P3"/>
      <text:p text:style-name="P19">t.test(incomeLevelTwo,incomeLevelEight,"two.sided")</text:p>
      <text:p text:style-name="P19"/>
      <text:p text:style-name="P19"><text:s text:c="8"/>Welch Two Sample t-test</text:p>
      <text:p text:style-name="P19"/>
      <text:p text:style-name="P19"><text:soft-page-break/>data: <text:s/>incomeLevelTwo and incomeLevelEight </text:p>
      <text:p text:style-name="P19"/>
      <text:p text:style-name="P19">t = -30.4356, df = 1960.414, p-value &lt; 2.2e-16</text:p>
      <text:p text:style-name="P19">alternative hypothesis: true difference in means is not equal to 0 </text:p>
      <text:p text:style-name="P19">95 percent confidence interval:</text:p>
      <text:p text:style-name="P19"><text:s/>-2.101649 -1.847197 </text:p>
      <text:p text:style-name="P19">sample estimates:</text:p>
      <text:p text:style-name="P19">mean of x mean of y </text:p>
      <text:p text:style-name="P19"><text:s/>1.091091 <text:s/>3.065514 </text:p>
      <text:p text:style-name="P19"/>
      <text:p text:style-name="P10"/>
      <text:p text:style-name="P11">The result shows that the null hypothesis is to be rejected as the difference between the means of the two is significant (<text:span text:style-name="T9">1.091091, 3.065514</text:span>) at 95% confidence interval and the p-value is <text:s/><text:span text:style-name="T9">2.2e-16 (lesser than 2.5%)</text:span>.In the main graph, both the bars showed different patterns of cycle ownership as well. </text:p>
      <text:p text:style-name="P9"/>
      <text:p text:style-name="P9"/>
      <text:p text:style-name="P9"/>
      <text:p text:style-name="P13"/>
      <text:p text:style-name="P4">Third test:</text:p>
      <text:p text:style-name="P13"/>
      <text:p text:style-name="P14">Here, we will go for t-test between income level less than two thousand six hundred euro and less than five thousand six hundred euro. <text:span text:style-name="T14">The null hypothesis (Ho) assumed that the</text:span><text:span text:style-name="T10"> </text:span><text:span text:style-name="T11">cycle ownership per household is the same for the mentioned income level and difference between them equal to zero. Alternative hypothesis(H1) describes its counterpart.</text:span></text:p>
      <text:p text:style-name="P12"/>
      <text:p text:style-name="P12"/>
      <text:p text:style-name="P12"/>
      <text:p text:style-name="P12"/>
      <text:p text:style-name="P15"><text:span text:style-name="T2">Test result from R</text:span><text:span text:style-name="T11"> </text:span></text:p>
      <text:p text:style-name="P12"/>
      <text:p text:style-name="P12"/>
      <text:p text:style-name="P9"/>
      <text:p text:style-name="P19">t.test(incomeLevelFive,incomeLevelEleven,"two.sided")</text:p>
      <text:p text:style-name="P19"/>
      <text:p text:style-name="P19"><text:s text:c="8"/>Welch Two Sample t-test</text:p>
      <text:p text:style-name="P19"/>
      <text:p text:style-name="P19">data: <text:s/>incomeLevelFive and incomeLevelEleven </text:p>
      <text:p text:style-name="P19">t = -12.7251, df = 707.847, p-value &lt; 2.2e-16</text:p>
      <text:p text:style-name="P19">alternative hypothesis: true difference in means is not equal to 0 </text:p>
      <text:p text:style-name="P19">95 percent confidence interval:</text:p>
      <text:p text:style-name="P19"><text:s/>-1.1738313 -0.8600327 </text:p>
      <text:p text:style-name="P19">sample estimates:</text:p>
      <text:p text:style-name="P19">mean of x mean of y </text:p>
      <text:p text:style-name="P19"><text:s/>2.361856 <text:s/>3.378788 </text:p>
      <text:p text:style-name="P9"/>
      <text:p text:style-name="P9"/>
      <text:p text:style-name="P9"/>
      <text:p text:style-name="P9"><text:soft-page-break/></text:p>
      <text:p text:style-name="P10"/>
      <text:p text:style-name="P11">The result shows that the null hypothesis is to be rejected as the difference between the means of the two is significant (<text:span text:style-name="T16">2.361856, 3.378788</text:span>) at 95% confidence interval and the p-value is <text:s/><text:span text:style-name="T9">2.2e-16 (lesser than 2.5%)</text:span>.In the main graph, both the bars showed different patterns of cycle ownership as well.</text:p>
      <text:p text:style-name="P9"/>
      <text:p text:style-name="P9"/>
      <text:p text:style-name="P9"/>
      <text:p text:style-name="P9"/>
      <text:p text:style-name="P9"/>
      <text:p text:style-name="P8">Conclusion:</text:p>
      <text:p text:style-name="P8"/>
      <text:p text:style-name="P8"/>
      <text:p text:style-name="P33">References </text:p>
      <text:p text:style-name="P8"/>
      <text:p text:style-name="P9"/>
      <text:p text:style-name="P8"/>
      <text:p text:style-name="P8"/>
      <text:p text:style-name="P8">Appendices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swiss"/>
    <style:font-face style:name="Calibri" svg:font-family="Calibri, Calibri" style:font-family-generic="swiss"/>
    <style:font-face style:name="Verdana" svg:font-family="Verdana, Verdana" style:font-family-generic="swiss"/>
    <style:font-face style:name="Courier New1" svg:font-family="'Courier New'" style:font-family-generic="modern" style:font-pitch="fixed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10" draw:display-name="Gradient 10" draw:style="linear" draw:start-color="#ffffff" draw:end-color="#993366" draw:start-intensity="100%" draw:end-intensity="100%" draw:angle="2250" draw:border="0%"/>
    <draw:gradient draw:name="Gradient_20_11" draw:display-name="Gradient 11" draw:style="linear" draw:start-color="#ffffff" draw:end-color="#008080" draw:start-intensity="100%" draw:end-intensity="100%" draw:angle="0" draw:border="0%"/>
    <draw:gradient draw:name="Gradient_20_7" draw:display-name="Gradient 7" draw:style="rectangular" draw:cx="50%" draw:cy="50%" draw:start-color="#8064a2" draw:end-color="#5e4878" draw:start-intensity="100%" draw:end-intensity="100%" draw:angle="0" draw:border="0%"/>
    <draw:gradient draw:name="Gradient_20_8" draw:display-name="Gradient 8" draw:style="rectangular" draw:cx="50%" draw:cy="50%" draw:start-color="#f79646" draw:end-color="#df6a09" draw:start-intensity="100%" draw:end-intensity="100%" draw:angle="0" draw:border="0%"/>
    <draw:gradient draw:name="Gradient_20_9" draw:display-name="Gradient 9" draw:style="linear" draw:start-color="#ffffff" draw:end-color="#333399" draw:start-intensity="100%" draw:end-intensity="100%" draw:angle="2700" draw:border="0%"/>
    <draw:fill-image draw:name="Bitmape_20_1" draw:display-name="Bitmape 1" xlink:href="Pictures/10000000000000080000000878902B2B.png" xlink:type="simple" xlink:show="embed" xlink:actuate="onLoad"/>
    <draw:fill-image draw:name="Bitmape_20_2" draw:display-name="Bitmape 2" xlink:href="Pictures/100000000000000800000008A08A1785.png" xlink:type="simple" xlink:show="embed" xlink:actuate="onLoad"/>
    <draw:fill-image draw:name="Bitmape_20_3" draw:display-name="Bitmape 3" xlink:href="Pictures/1000000000000008000000083524B32F.png" xlink:type="simple" xlink:show="embed" xlink:actuate="onLoad"/>
    <draw:fill-image draw:name="Bitmape_20_4" draw:display-name="Bitmape 4" xlink:href="Pictures/100000000000000800000008D03685A5.png" xlink:type="simple" xlink:show="embed" xlink:actuate="onLoad"/>
    <draw:fill-image draw:name="Bitmape_20_5" draw:display-name="Bitmape 5" xlink:href="Pictures/100000000000000800000008182B6A49.png" xlink:type="simple" xlink:show="embed" xlink:actuate="onLoad"/>
    <draw:fill-image draw:name="Bitmape_20_6" draw:display-name="Bitmape 6" xlink:href="Pictures/1000000000000008000000086E879108.png" xlink:type="simple" xlink:show="embed" xlink:actuate="onLoad"/>
    <draw:fill-image draw:name="Bitmape_20_7" draw:display-name="Bitmape 7" xlink:href="Pictures/100000000000000800000008769A0692.png" xlink:type="simple" xlink:show="embed" xlink:actuate="onLoad"/>
    <draw:marker draw:name="msArrowEnd_20_5" draw:display-name="msArrowEnd 5" svg:viewBox="0 0 120 120" svg:d="m60 0 60 120h-120z"/>
    <draw:marker draw:name="msArrowEnd_20_6" draw:display-name="msArrowEnd 6" svg:viewBox="0 0 120 200" svg:d="m60 0 60 200h-120z"/>
    <draw:marker draw:name="msArrowOpenEnd_20_5" draw:display-name="msArrowOpenEnd 5" svg:viewBox="0 0 315 315" svg:d="m158 0 157 287-47 28-110-202-111 202-47-28z"/>
    <draw:stroke-dash draw:name="Dash_20_10" draw:display-name="Dash 10" draw:style="rect" draw:dots1="1" draw:dots1-length="0.0138in" draw:dots2="1" draw:dots2-length="0.0555in" draw:distance="0.0413in"/>
    <draw:stroke-dash draw:name="Dash_20_11" draw:display-name="Dash 11" draw:style="rect" draw:dots1="1" draw:dots1-length="0.0205in" draw:distance="0.0205in"/>
    <draw:stroke-dash draw:name="Dash_20_12" draw:display-name="Dash 12" draw:style="rect" draw:dots1="1" draw:dots1-length="0.0276in" draw:dots2="1" draw:dots2-length="0.111in" draw:distance="0.0831in"/>
    <draw:stroke-dash draw:name="Dash_20_13" draw:display-name="Dash 13" draw:style="rect" draw:dots2="1" draw:dots2-length="0.0693in" draw:distance="0.052in"/>
    <draw:stroke-dash draw:name="Dash_20_14" draw:display-name="Dash 14" draw:style="rect" draw:dots2="1" draw:dots2-length="0.0555in" draw:distance="0.0413in"/>
    <draw:stroke-dash draw:name="Dash_20_2" draw:display-name="Dash 2" draw:style="rect" draw:dots2="1" draw:dots2-length="0.0969in" draw:distance="0.0728in"/>
    <draw:stroke-dash draw:name="Dash_20_3" draw:display-name="Dash 3" draw:style="rect" draw:dots2="1" draw:dots2-length="0.111in" draw:distance="0.0831in"/>
    <draw:stroke-dash draw:name="Dash_20_4" draw:display-name="Dash 4" draw:style="rect" draw:dots1="1" draw:dots1-length="0.0346in" draw:distance="0.0346in"/>
    <draw:stroke-dash draw:name="Dash_20_5" draw:display-name="Dash 5" draw:style="rect" draw:dots1="1" draw:dots1-length="0.0276in" draw:distance="0.0276in"/>
    <draw:stroke-dash draw:name="Dash_20_6" draw:display-name="Dash 6" draw:style="rect" draw:dots2="1" draw:dots2-length="0.1665in" draw:distance="0.1248in"/>
    <draw:stroke-dash draw:name="Dash_20_7" draw:display-name="Dash 7" draw:style="rect" draw:dots1="1" draw:dots1-length="0.0413in" draw:distance="0.0413in"/>
    <draw:stroke-dash draw:name="Dash_20_8" draw:display-name="Dash 8" draw:style="rect" draw:dots2="1" draw:dots2-length="0.0831in" draw:distance="0.0622in"/>
    <draw:stroke-dash draw:name="Dash_20_9" draw:display-name="Dash 9" draw:style="rect" draw:dots1="1" draw:dots1-length="0.0205in" draw:dots2="1" draw:dots2-length="0.0831in" draw:distance="0.0622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in" fo:line-height="130%"/>
      <style:text-properties style:font-name="Arial" fo:font-size="11pt" style:font-size-asian="11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prechblasentext" style:family="paragraph" style:parent-style-name="Standard">
      <style:text-properties style:font-name="SimSun" fo:font-size="9pt" style:font-size-asian="9pt" style:font-size-complex="9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fo:line-height="140%">
        <style:tab-stops>
          <style:tab-stop style:position="0.3335in"/>
          <style:tab-stop style:position="6.3016in" style:type="right" style:leader-style="dotted" style:leader-text="."/>
        </style:tab-stops>
      </style:paragraph-properties>
      <style:text-properties style:font-name="Arial" fo:language="en" fo:country="GB" fo:font-weight="bold" style:language-asian="zxx" style:country-asian="none" style:font-weight-asian="bold" style:font-name-complex="Arial"/>
    </style:style>
    <style:style style:name="Standard_20__28_Web_29_" style:display-name="Standard (Web)" style:family="paragraph" style:parent-style-name="Standard"/>
    <style:style style:name="Contents_20_2" style:display-name="Contents 2" style:family="paragraph" style:parent-style-name="Standard" style:next-style-name="Standard" style:class="index">
      <style:paragraph-properties fo:margin="100%" fo:margin-left="0.1701in" fo:margin-right="0in" fo:margin-top="0in" fo:margin-bottom="0in" fo:line-height="120%" fo:text-indent="0in" style:auto-text-indent="false">
        <style:tab-stops>
          <style:tab-stop style:position="0.6665in"/>
          <style:tab-stop style:position="6.3016in" style:type="right" style:leader-style="dotted" style:leader-text="."/>
        </style:tab-stops>
      </style:paragraph-properties>
      <style:text-properties style:font-name="Arial" fo:language="en" fo:country="GB" style:language-asian="zxx" style:country-asian="none" style:font-name-complex="Arial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1in"/>
          <style:tab-stop style:position="6.3016in" style:type="right" style:leader-style="dotted" style:leader-text="."/>
        </style:tab-stops>
      </style:paragraph-properties>
      <style:text-properties style:font-name="Arial" fo:font-size="11pt" fo:language="en" fo:country="GB" style:font-size-asian="11pt" style:language-asian="zxx" style:country-asian="none" style:font-name-complex="Arial" style:font-size-complex="11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body0" style:family="paragraph" style:parent-style-name="Standard">
      <style:paragraph-properties fo:margin-top="0.1945in" fo:margin-bottom="0.1945in"/>
      <style:text-properties fo:language="en" fo:country="US"/>
    </style:style>
    <style:style style:name="Listennummer" style:family="paragraph" style:parent-style-name="Standard">
      <style:text-properties fo:language="en" fo:country="US"/>
    </style:style>
    <style:style style:name="Listennummer_20_2" style:display-name="Listennummer 2" style:family="paragraph" style:parent-style-name="Standard">
      <style:text-properties fo:language="en" fo:country="US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Beschriftung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Abbildungsverzeichnis" style:family="paragraph" style:parent-style-name="Standard" style:next-style-name="Standard"/>
    <style:style style:name="Title" style:family="paragraph" style:parent-style-name="Standard" style:next-style-name="Subtitle" style:class="chapter">
      <style:paragraph-properties fo:line-height="0.222in" fo:text-align="center" style:justify-single-word="false" fo:keep-together="always" fo:keep-with-next="always"/>
      <style:text-properties fo:text-transform="uppercase" style:font-name="Helvetica" fo:font-weight="bold" style:font-weight-asian="bold" style:font-name-complex="Helvetic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32_4" style:display-name="24" style:family="paragraph" style:parent-style-name="Standard">
      <style:paragraph-properties fo:margin-top="0.1945in" fo:margin-bottom="0in" style:line-height-at-least="0.2in" fo:text-align="justify" style:justify-single-word="false"/>
      <style:text-properties style:font-size-complex="10pt"/>
    </style:style>
    <style:style style:name="Doküberschrift" style:family="paragraph" style:next-style-name="_32_4">
      <style:paragraph-properties fo:margin-top="0.389in" fo:margin-bottom="0in" style:line-height-at-least="0.2083in" fo:text-align="justify" style:justify-single-word="false" fo:orphans="2" fo:widows="2"/>
      <style:text-properties style:use-window-font-color="true" style:font-name="Arial" fo:font-size="18pt" fo:language="de" fo:country="DE" fo:font-weight="bold" style:font-name-asian="SimSun" style:font-size-asian="18pt" style:language-asian="zxx" style:country-asian="none" style:font-weight-asian="bold" style:font-name-complex="Arial" style:font-size-complex="10pt" style:language-complex="ar" style:country-complex="SA"/>
    </style:style>
    <style:style style:name="Normal1" style:family="paragraph" style:parent-style-name="Standard">
      <style:paragraph-properties fo:margin-top="0.0835in" fo:margin-bottom="0in" fo:line-height="120%" fo:text-align="justify" style:justify-single-word="false"/>
      <style:text-properties style:font-name="Arial" fo:language="en" fo:country="US" style:font-name-complex="Ari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fo:language="de" fo:country="DE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  <style:text-properties fo:language="de" fo:country="DE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-complex="Times New Roman"/>
    </style:style>
    <style:style style:name="WW8Num5z1" style:family="text">
      <style:text-properties style:font-name="Symbol" style:font-name-complex="Symbol"/>
    </style:style>
    <style:style style:name="WW8Num5z2" style:family="text">
      <style:text-properties style:font-name="Wingdings" style:font-name-complex="Wingdings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-complex="Times New Roman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-complex="Times New Roman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-complex="Times New Roman"/>
    </style:style>
    <style:style style:name="WW8Num22z0" style:family="text">
      <style:text-properties style:font-name-complex="Times New Roman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-complex="Times New Roman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-complex="Times New Roman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-complex="Times New Roman"/>
    </style:style>
    <style:style style:name="WW8Num30z3" style:family="text">
      <style:text-properties fo:color="#000000" style:font-name="Arial" fo:font-size="12pt" fo:font-weight="normal" style:font-size-asian="12pt" style:font-weight-asian="normal" style:font-name-complex="Arial" style:font-size-complex="12pt"/>
    </style:style>
    <style:style style:name="WW8Num31z0" style:family="text">
      <style:text-properties style:font-name-complex="Times New Roman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-complex="Times New Roman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-complex="Times New Roman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Absatz-Standardschriftart" style:family="text"/>
    <style:style style:name="Header_20_Char" style:display-name="Header Char" style:family="text" style:parent-style-name="Absatz-Standardschriftart">
      <style:text-properties fo:font-size="12pt" fo:language="de" fo:country="DE" style:font-size-asian="12pt" style:font-name-complex="Times New Roman" style:font-size-complex="12pt"/>
    </style:style>
    <style:style style:name="Footer_20_Char" style:display-name="Footer Char" style:family="text" style:parent-style-name="Absatz-Standardschriftart">
      <style:text-properties fo:font-size="12pt" fo:language="de" fo:country="DE" style:font-size-asian="12pt" style:font-name-complex="Times New Roman" style:font-size-complex="12pt"/>
    </style:style>
    <style:style style:name="Balloon_20_Text_20_Char" style:display-name="Balloon Text Char" style:family="text" style:parent-style-name="Absatz-Standardschriftart">
      <style:text-properties style:font-name="SimSun" fo:font-size="9pt" fo:language="de" fo:country="DE" style:font-size-asian="9pt" style:font-name-complex="Times New Roman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 style:font-name-complex="Times New Roman"/>
    </style:style>
    <style:style style:name="apple-style-span" style:family="text" style:parent-style-name="Absatz-Standardschriftart">
      <style:text-properties style:font-name-complex="Times New Roman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Footnote_20_Symbol" style:display-name="Footnote Symbol" style:family="text" style:parent-style-name="Absatz-Standardschriftart">
      <style:text-properties style:text-position="super 58%" style:font-name-complex="Times New Roman"/>
    </style:style>
    <style:style style:name="Page_20_Number" style:display-name="Page Number" style:family="text" style:parent-style-name="Absatz-Standardschriftart">
      <style:text-properties style:font-name-complex="Times New Roman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 style:font-name-complex="Times New Roman"/>
    </style:style>
    <style:style style:name="normal_20_Char" style:display-name="normal Char" style:family="text" style:parent-style-name="Absatz-Standardschriftart">
      <style:text-properties style:font-name="Arial" fo:font-size="12pt" style:font-size-asian="12pt" style:font-name-complex="Arial" style:font-size-complex="12pt"/>
    </style:style>
    <style:style style:name="Title_20_Char" style:display-name="Title Char" style:family="text" style:parent-style-name="Absatz-Standardschriftart">
      <style:text-properties fo:text-transform="uppercase" style:font-name="Helvetica" fo:font-size="14pt" fo:language="de" fo:country="DE" fo:font-weight="bold" style:font-size-asian="14pt" style:font-weight-asian="bold" style:font-name-complex="Times New Roman" style:font-size-complex="14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30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3" text:style-name="WW8Num30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4" text:style-name="WW8Num30z3" style:num-suffix="." style:num-format="1" text:display-levels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5" text:style-name="WW8Num30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0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0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0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0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14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21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26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28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2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8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8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8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8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8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0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30z3" style:num-suffix="." style:num-format="1" text:display-levels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0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z0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text:style-name="WW8Num33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5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5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5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3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93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93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93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93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93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93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ourier New1" fo:font-size="9pt" fo:language="en" fo:country="GB" fo:font-weight="normal" style:font-size-asian="9pt" style:font-weight-asian="normal" style:font-name-complex="Arial" style:font-size-complex="9pt" style:font-weight-complex="normal"/>
    </style:style>
    <style:style style:name="MT1" style:family="text">
      <style:text-properties fo:color="#0000ff"/>
    </style:style>
    <style:page-layout style:name="Mpm1">
      <style:page-layout-properties fo:page-width="8.2681in" fo:page-height="11.6929in" style:num-format="I" style:print-orientation="portrait" fo:margin-top="0.4902in" fo:margin-bottom="0.4902in" fo:margin-left="0.9799in" fo:margin-right="0.979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I" style:print-orientation="portrait" fo:margin-top="0.4902in" fo:margin-bottom="0.4902in" fo:margin-left="0.9799in" fo:margin-right="0.979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909in" fo:margin-bottom="0.7874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9799in" fo:margin-bottom="0.7902in" fo:margin-left="0.9799in" fo:margin-right="0.979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11in" fo:page-height="8.5in" style:num-format="1" style:print-orientation="landscape" fo:margin-top="0.9799in" fo:margin-bottom="0.9799in" fo:margin-left="0.7902in" fo:margin-right="0.9799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2" style:next-style-name="Next_20_convert_20_1"/>
    <style:master-page style:name="Next_20_convert_20_1" style:display-name="Next convert 1" style:page-layout-name="Mpm1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1"><text:s text:c="153"/><text:page-number text:select-page="current"/> <text:s text:c="2"/><text:span text:style-name="MT1"><text:s/></text:span></text:p>
      </style:header>
      <style:footer>
        <text:p text:style-name="MP2">Institute of Transportation, TU München<text:tab/><text:tab/> <text:s text:c="5"/>Chaklader Asfak Arefe, August, 2012</text:p>
      </style:footer>
    </style:master-page>
    <style:master-page style:name="Convert_20_3" style:display-name="Convert 3" style:page-layout-name="Mpm1" style:next-style-name="Next_20_convert_20_3">
      <style:header>
        <text:p text:style-name="Header"/>
      </style:header>
      <style:footer>
        <text:p text:style-name="Footer"/>
      </style:footer>
    </style:master-page>
    <style:master-page style:name="Next_20_convert_20_3" style:display-name="Next convert 3" style:page-layout-name="Mpm1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 style:next-style-name="Next_20_convert_20_4">
      <style:header>
        <text:p text:style-name="Header"/>
      </style:header>
      <style:footer>
        <text:p text:style-name="Footer"/>
      </style:footer>
    </style:master-page>
    <style:master-page style:name="Next_20_convert_20_4" style:display-name="Next convert 4" style:page-layout-name="Mpm1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4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4">
      <style:header>
        <text:p text:style-name="Header"/>
      </style:header>
      <style:footer>
        <text:p text:style-name="Footer"/>
      </style:footer>
    </style:master-page>
    <style:master-page style:name="Convert_20_7" style:display-name="Convert 7" style:page-layout-name="Mpm5">
      <style:header>
        <text:p text:style-name="Header"/>
      </style:header>
      <style:footer>
        <text:p text:style-name="Footer"/>
      </style:footer>
    </style:master-page>
    <style:master-page style:name="Convert_20_8" style:display-name="Convert 8" style:page-layout-name="Mpm5">
      <style:header>
        <text:p text:style-name="Header"/>
      </style:header>
      <style:footer>
        <text:p text:style-name="Footer"/>
      </style:footer>
    </style:master-page>
    <style:master-page style:name="Convert_20_9" style:display-name="Convert 9" style:page-layout-name="Mpm4">
      <style:header>
        <text:p text:style-name="Header"/>
      </style:header>
      <style:footer>
        <text:p text:style-name="Footer"/>
      </style:footer>
    </style:master-page>
    <style:master-page style:name="Convert_20_10" style:display-name="Convert 10" style:page-layout-name="Mpm4">
      <style:header>
        <text:p text:style-name="Header"/>
      </style:header>
      <style:footer>
        <text:p text:style-name="Footer"/>
      </style:footer>
    </style:master-page>
    <style:master-page style:name="Convert_20_11" style:display-name="Convert 11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Wen Han Yang</meta:initial-creator>
    <meta:creation-date>2012-01-11T15:33:00</meta:creation-date>
    <dc:date>2012-11-11T17:38:24.75</dc:date>
    <meta:print-date>2010-12-08T15:05:00</meta:print-date>
    <meta:editing-cycles>244</meta:editing-cycles>
    <meta:editing-duration>P2171DT22H11M54S</meta:editing-duration>
    <meta:generator>OpenOffice.org/3.4$Win32 OpenOffice.org_project/340m1$Build-9590</meta:generator>
    <meta:document-statistic meta:table-count="0" meta:image-count="0" meta:object-count="0" meta:page-count="8" meta:paragraph-count="93" meta:word-count="1149" meta:character-count="7208"/>
  </office:meta>
</office:document-meta>
</file>